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4" style:family="paragraph" style:parent-style-name="Text_20_body">
      <style:text-properties style:font-name="Times New Roman" fo:language="en" fo:country="US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Heading_20_1">
      <style:text-properties style:font-name="Times New Roman" fo:language="ru" fo:country="RU"/>
    </style:style>
    <style:style style:name="P7" style:family="paragraph" style:parent-style-name="Text_20_body" style:list-style-name="L1">
      <style:text-properties fo:language="ru" fo:country="RU"/>
    </style:style>
    <style:style style:name="P8" style:family="paragraph" style:parent-style-name="Text_20_body" style:list-style-name="L2"/>
    <style:style style:name="P9" style:family="paragraph" style:parent-style-name="Text_20_body" style:list-style-name="L3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language="ru" fo:country="RU" fo:font-style="italic" style:font-style-asian="italic" style:font-style-complex="italic"/>
    </style:style>
    <style:style style:name="T6" style:family="text">
      <style:text-properties style:font-name="Times New Roman" fo:language="ru" fo:country="RU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style:font-name="Times New Roman2"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СЛАУ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а специализированная библиотека «СЛАУ» и блоки, входящие в эту библиотеку. Одним из примеров рационального использования библиотеки блоков «СЛАУ» является моделирование элементов электрических сетей.</text:p>
            <text:p text:style-name="P2">Новой возможностью ПК «МВТУ-4» является концепция построения <text:span text:style-name="T2">мультидоменных</text:span> численных моделей – то есть моделей, включающих в себя описание подсистем различного класса (электрических сетей, гидравлических сетей и систем управления) в рамках <text:span text:style-name="T2">единой</text:span> системы уравнений.</text:p>
            <text:p text:style-name="P2">Реальные физические сети (электрические, гидравлические), как правило, описываются в наиболее общем виде в виде <text:span text:style-name="T1">ненаправленного</text:span> графа, <text:s/>в <text:span text:style-name="T2">узлах</text:span> которого решаются уравнения баланса токов (расходов), а в <text:span text:style-name="T2">рёбрах</text:span> описываются коэффициенты проводимости между узлами. При этом при сведении описания сложного технического объекта из <text:span text:style-name="T1">ненаправленного</text:span> графа в схему во входо-выходных отношениях надо учитывать и то, что различные подсистемы эффективно моделируются разными численными методами. Схема, создаваемая пользователем при помощи графического редактора, должна быть максимально приближена к принципиальной схеме описываемой системы – то есть внешне система должна описываться ненаправленным графом, а внутренне – быть преобразуема к входо-выходной модели.</text:p>
            <text:p text:style-name="P2">В данном подразделе мы рассмотрим методику построения набора блоков, сводящего описание физических сетей на примере электрических сетей, к описанию системы во входо-выходных отношениях, моделирование и анализ которой производится при помощи подсистемы моделирования систем управления ПК «МВТУ-4».</text:p>
            <text:p text:style-name="P2">Для эффективной реализации моделей электрических сетей в ядре моделирования систем управления были введены некоторые новые (по сравнению с более старой версией – ПК «МВТУ-3.7») возможности:</text:p>
            <text:list xml:id="list2023564843463045551" text:style-name="L1">
              <text:list-item>
                <text:p text:style-name="P7"><text:span text:style-name="T3">возможность создания </text:span><text:span text:style-name="T7">ненаправленных</text:span><text:span text:style-name="T3"> </text:span><text:span text:style-name="T7">групповых</text:span><text:span text:style-name="T3"> соединений;</text:span></text:p>
              </text:list-item>
              <text:list-item>
                <text:p text:style-name="P7"><text:span text:style-name="T3">специализированные блоки для прямой работы с </text:span><text:span text:style-name="T8">разреженными</text:span><text:span text:style-name="T3"> системами линейных алгебраических уравнений (СЛАУ).</text:span></text:p>
              </text:list-item>
            </text:list>
            <text:p text:style-name="P2">Наличие данных блоков позволило применить <text:span text:style-name="T2">прямое</text:span> заполнение матричных коэффициентов и избавиться при расчёте от численного вычисления якобиана, что <text:span text:style-name="T2">было</text:span> <text:soft-page-break/>сопряжено с <text:span text:style-name="T2">многократным</text:span> пересчётом всей схемы. То есть в рамках одной модели появилась возможность моделирования обычных входо-выходных схем с использованием явных методов интегрирования в сочетании со специализированными численными схемами для электросетей.</text:p>
            <text:p text:style-name="P2">Возможность создания <text:span text:style-name="T1">ненаправленных групповых</text:span> соединений подразумевает, что одной линией связи можно описать сразу несколько топологически независимых линий связи, причём идущих в разных направлениях. Для реализации этой возможности предусмотрено наличие специализированных блоков типа «<text:a xlink:type="simple" xlink:href="../../../branches/mvtu4/help/original/libs/odt/3013.htm" office:name="Двунаправленная шина" text:style-name="Internet_20_link" text:visited-style-name="Visited_20_Internet_20_Link">Двунаправленная шина</text:a>». Данный блок имеет один общий вход-выход, к которому подключается обобщённая линия связи и несколько именованных конфигурируемых входов или выходов. Два подобных блока соединяются между линией связи через общие порты, а вторичные именованные порты обрабатываются алгоритмом сортировки блоков так что порты с одинаковым именем, оказываются напрямую соединены между собой. Пример того как эти блоки используется для создания обобщённых соединений изображено на рисунке 1, а на рисунке 2 изображена эквивалентная схема без использования ненаправленных соединений:</text:p>
            <text:p text:style-name="P3"><draw:frame draw:style-name="fr1" draw:name="graphics1" text:anchor-type="as-char" svg:width="16.113cm" svg:height="8.334cm" draw:z-index="0"><draw:image xlink:href="../../../branches/mvtu4/help/original/libs/odt/libs-images/b008_1.png" xlink:type="simple" xlink:show="embed" xlink:actuate="onLoad"/></draw:frame></text:p>
            <text:p text:style-name="P3">Рисунок 1 – схема соединения блоков между собой, с ис<text:span text:style-name="T9">пользованием ненаправленных групповых соединений</text:span></text:p>
            <text:p text:style-name="P3"><text:soft-page-break/><draw:frame draw:style-name="fr1" draw:name="graphics2" text:anchor-type="as-char" svg:width="16.113cm" svg:height="8.334cm" draw:z-index="1"><draw:image xlink:href="../../../branches/mvtu4/help/original/libs/odt/libs-images/b008_2.png" xlink:type="simple" xlink:show="embed" xlink:actuate="onLoad"/></draw:frame></text:p>
            <text:p text:style-name="P3">Рисунок 2 – Схема, топологически эквивалентная схеме с использованием ненаправленных соединений</text:p>
            <text:p text:style-name="P4"><text:span text:style-name="T10">Как и любые другие линии связи, среда разработки ПК «МВТУ-4» позволяет использовать обобщённые линии связи внутри субмоделей в блоках типа «</text:span><text:a xlink:type="simple" xlink:href="../../../branches/mvtu4/help/original/libs/odt/1003.htm" office:name="Порт субмодели" text:style-name="Internet_20_link" text:visited-style-name="Visited_20_Internet_20_Link">Порт субмодели</text:a><text:span text:style-name="T10">» и в блоках «</text:span><text:a xlink:type="simple" xlink:href="../../../branches/mvtu4/help/original/libs/odt/1008.htm" office:name="В память" text:style-name="Internet_20_link" text:visited-style-name="Visited_20_Internet_20_Link">В память</text:a><text:span text:style-name="T10">» – «</text:span><text:a xlink:type="simple" xlink:href="../../../branches/mvtu4/help/original/libs/odt/1009.htm" office:name="Из памяти" text:style-name="Internet_20_link" text:visited-style-name="Visited_20_Internet_20_Link">Из памяти</text:a><text:span text:style-name="T10">». При этом данные блоки не имеют отдельных </text:span><text:span text:style-name="T11">run-объектов</text:span><text:span text:style-name="T10">, а только указывают направление соединений. </text:span></text:p>
            <text:p text:style-name="P2">Набор <text:span text:style-name="T2">специализированных</text:span> блоков для <text:span text:style-name="T2">прямой</text:span> работы с системами линейных алгебраических уравнений (СЛАУ), позволяет задать для схемы одну или несколько независимых именованных разреженных линейных систем следующего вида:</text:p>
            <text:p text:style-name="P3">A<text:span text:style-name="T12">∙</text:span>X = B,</text:p>
            <text:p text:style-name="P2">где</text:p>
            <text:p text:style-name="P2">A – матрица коэффициентов системы;</text:p>
            <text:p text:style-name="P2">X – вектор результатов;</text:p>
            <text:p text:style-name="P2">B – вектор правых частей.</text:p>
            <text:p text:style-name="P2">Решение СЛАУ производится по методике, описанной в [Тьюарсон Р. Разреженные матрицы. – М.: Мир, 1977. – 189 страниц], после того как все блоки задания коэффициентов будут обработаны.</text:p>
            <text:p text:style-name="P2">То есть эти блоки позволяют в <text:span text:style-name="T2">любом</text:span> месте схемы задавать коэффициенты и значения правых частей <text:span text:style-name="T2">единой</text:span> СЛАУ, а также выводить решение СЛАУ с предыдущего шага. В <text:soft-page-break/>этот набор блоков входят 3 блока:</text:p>
            <text:list xml:id="list4876517294415066463" text:style-name="L2">
              <text:list-item>
                <text:p text:style-name="P8"><text:span text:style-name="T4">«</text:span><text:a xlink:type="simple" xlink:href="../../../branches/mvtu4/help/original/libs/odt/3070.htm" office:name="Номер линейного уравнения" text:style-name="Internet_20_link" text:visited-style-name="Visited_20_Internet_20_Link"><text:span text:style-name="T10">Н</text:span></text:a><text:a xlink:type="simple" xlink:href="../../../branches/mvtu4/help/original/libs/odt/3070.htm" office:name="Номер линейного уравнения" text:style-name="Internet_20_link" text:visited-style-name="Visited_20_Internet_20_Link">омер линейного уравнения</text:a><text:span text:style-name="T4">»;</text:span></text:p>
              </text:list-item>
              <text:list-item>
                <text:p text:style-name="P8"><text:span text:style-name="T4">«</text:span><text:a xlink:type="simple" xlink:href="../../../branches/mvtu4/help/original/libs/odt/3071.htm" office:name="Коэффициенты линейного уравнения" text:style-name="Internet_20_link" text:visited-style-name="Visited_20_Internet_20_Link"><text:span text:style-name="T10">К</text:span></text:a><text:a xlink:type="simple" xlink:href="../../../branches/mvtu4/help/original/libs/odt/3071.htm" office:name="Коэффициенты линейного уравнения" text:style-name="Internet_20_link" text:visited-style-name="Visited_20_Internet_20_Link">оэффициенты линейного уравнения</text:a><text:span text:style-name="T4">»;</text:span></text:p>
              </text:list-item>
              <text:list-item>
                <text:p text:style-name="P8"><text:span text:style-name="T4">«</text:span><text:a xlink:type="simple" xlink:href="../../../branches/mvtu4/help/original/libs/odt/3072.htm" office:name="Результаты СЛАУ" text:style-name="Internet_20_link" text:visited-style-name="Visited_20_Internet_20_Link"><text:span text:style-name="T10">Результаты СЛАУ</text:span></text:a><text:span text:style-name="T4">».</text:span></text:p>
              </text:list-item>
            </text:list>
            <text:p text:style-name="Text_20_body"><text:span text:style-name="T4">Блок «</text:span><text:a xlink:type="simple" xlink:href="../../../branches/mvtu4/help/original/libs/odt/3070.htm" office:name="Номер линейного уравнения" text:style-name="Internet_20_link" text:visited-style-name="Visited_20_Internet_20_Link"><text:span text:style-name="T10">Н</text:span></text:a><text:a xlink:type="simple" xlink:href="../../../branches/mvtu4/help/original/libs/odt/3070.htm" office:name="Номер линейного уравнения" text:style-name="Internet_20_link" text:visited-style-name="Visited_20_Internet_20_Link">омер линейного уравнения</text:a><text:span text:style-name="T4">» представляет собой счётчик </text:span><text:span text:style-name="T5">количества</text:span><text:span text:style-name="T4"> уравнений в системе с </text:span><text:span text:style-name="T6">заданным</text:span><text:span text:style-name="T4"> именем.</text:span></text:p>
            <text:p text:style-name="Text_20_body"><text:span text:style-name="T4">Блок «</text:span><text:a xlink:type="simple" xlink:href="../../../branches/mvtu4/help/original/libs/odt/3071.htm" office:name="Коэффициенты линейного уравнения" text:style-name="Internet_20_link" text:visited-style-name="Visited_20_Internet_20_Link"><text:span text:style-name="T10">К</text:span></text:a><text:a xlink:type="simple" xlink:href="../../../branches/mvtu4/help/original/libs/odt/3071.htm" office:name="Коэффициенты линейного уравнения" text:style-name="Internet_20_link" text:visited-style-name="Visited_20_Internet_20_Link">оэффициенты линейного уравнения</text:a><text:span text:style-name="T4">» задаёт </text:span><text:span text:style-name="T5">коэффициенты</text:span><text:span text:style-name="T4"> и </text:span><text:span text:style-name="T5">значения</text:span><text:span text:style-name="T4"> правой части для указанных на его первом входе уравнений.</text:span></text:p>
            <text:p text:style-name="Text_20_body"><text:span text:style-name="T4">Блок «</text:span><text:a xlink:type="simple" xlink:href="../../../branches/mvtu4/help/original/libs/odt/3072.htm" office:name="Результаты СЛАУ" text:style-name="Internet_20_link" text:visited-style-name="Visited_20_Internet_20_Link"><text:span text:style-name="T10">Результаты СЛАУ</text:span></text:a><text:span text:style-name="T4">» возвращает на выходе вектор результатов расчёта линейной системы с заданным именем.</text:span></text:p>
            <text:p text:style-name="P2">Используя данные блоки, а также блоки для создания ненаправленных соединений можно эффективно описывать физические сети в рамках входо-выходной модели, а также сочетать в одной модели входо-выходное представление модели и различные способы представления физической сети (например, электрическую сеть, описанную в рамках одночастотной модели в комплексных числах и описанную при помощи дифференциальных уравнений).</text:p>
            <text:p text:style-name="P5"><text:span text:style-name="T3">Рассмотрим </text:span><text:span text:style-name="T3">(кратко) </text:span><text:span text:style-name="T3">методику сведения описания </text:span><text:span text:style-name="T8">электрических</text:span><text:span text:style-name="T3"> сетей (как наиболее простых по описанию) при помощи </text:span><text:span text:style-name="T7">метода узловых потенциалов</text:span><text:span text:style-name="T3"> [И. Влах, К. Сингхал, Машинные методы анализа и проектирования электронных схем, Радио и связь, 1988 </text:span><text:span text:style-name="T3">г.</text:span><text:span text:style-name="T3">; Чуа Л.О., Лин Пен-Мин, Машинный анализ электронных схем: Алгоритмы и вычислительные методы. – М.: Энергия, 1980 </text:span><text:span text:style-name="T3">г.</text:span><text:span text:style-name="T3">]. </text:span></text:p>
            <text:p text:style-name="P5"><text:span text:style-name="T7">Метод узловых потенциалов</text:span><text:span text:style-name="T3"> является </text:span><text:span text:style-name="T7">стандартным</text:span><text:span text:style-name="T3"> для решения электросетевых задач и применяется в специализированных расчётных программах, таких как SPICE. К преимуществам данного метода можно отнести </text:span><text:span text:style-name="T8">отсуствие</text:span><text:span text:style-name="T3"> топологических ограничений, присущих например методу контурных токов.</text:span></text:p>
            <text:p text:style-name="P5"><text:span text:style-name="T3">Для </text:span><text:span text:style-name="T8">топологически полного</text:span><text:span text:style-name="T3"> описания электрически сетей в рамках </text:span><text:span text:style-name="T7">метода узловых потенциалов</text:span><text:span text:style-name="T3"> в модели должны </text:span><text:span text:style-name="T3">присутсвовать следующие типы элементов:</text:span></text:p>
            <text:list xml:id="list2473949503721722874" text:style-name="L3">
              <text:list-item>
                <text:p text:style-name="P9">граничный узел электрической сети;</text:p>
              </text:list-item>
              <text:list-item>
                <text:p text:style-name="P9">узел электрической сети;</text:p>
              </text:list-item>
              <text:list-item>
                <text:p text:style-name="P9"><text:soft-page-break/>ветвление электрической сети;</text:p>
              </text:list-item>
              <text:list-item>
                <text:p text:style-name="P9">линейное сопротивление;</text:p>
              </text:list-item>
              <text:list-item>
                <text:p text:style-name="P9">нелинейное сопротивление;</text:p>
              </text:list-item>
              <text:list-item>
                <text:p text:style-name="P9">индуктивность;</text:p>
              </text:list-item>
              <text:list-item>
                <text:p text:style-name="P9">ёмкость;</text:p>
              </text:list-item>
              <text:list-item>
                <text:p text:style-name="P9">источник напряжения;</text:p>
              </text:list-item>
              <text:list-item>
                <text:p text:style-name="P9">источник тока.</text:p>
              </text:list-item>
            </text:list>
            <text:p text:style-name="P2">Более сложные объекты могут быть построены из этих элементарных объектов и входо-выходных блоков стандартной библиотеки блоков ПК «МВТУ-4».</text:p>
            <text:p text:style-name="P5"><text:span text:style-name="T3">Все блоки, используемые для описания электрических сетей в ПК «МВТУ-4» </text:span><text:span text:style-name="T3">(примечание от 2012.01.13: кроме относительно старой библиотеки «Электромашины», которая будет переработана), </text:span><text:span text:style-name="T3">представляют собой субмодели, внешний вид которых приближен к изображению соотвествующих элементов на электрических схемах.</text:span></text:p>
            <text:p text:style-name="P2">..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3" style:font-size-asian="12pt" style:font-name-complex="Times New Roman3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ЛАУ</dc:title>
    <dc:date>2012-01-22T06:51:59.42</dc:date>
    <meta:generator>OpenOffice_Beta/4.1.0$Win32 OpenOffice.org_project/410m14$Build-9760</meta:generator>
    <meta:editing-duration>PT4H27M42S</meta:editing-duration>
    <meta:editing-cycles>110</meta:editing-cycles>
    <dc:creator>Александр </dc:creator>
    <meta:document-statistic meta:table-count="1" meta:image-count="2" meta:object-count="0" meta:page-count="5" meta:paragraph-count="45" meta:word-count="850" meta:character-count="6630"/>
    <meta:user-defined meta:name="Поле 1"/>
    <meta:user-defined meta:name="Поле 2"/>
    <meta:user-defined meta:name="Поле 3"/>
    <meta:user-defined meta:name="Поле 4"/>
  </office:meta>
</office:document-meta>
</file>